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952268368314725833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966897944837863068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9434059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4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  <text:p text:style-name="P2"><text:soft-page-break/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5T09:22:19.62</dc:date>
    <dc:creator>James Lombardi</dc:creator>
    <meta:editing-duration>P1DT18H45M14S</meta:editing-duration>
    <meta:editing-cycles>157</meta:editing-cycles>
    <meta:generator>OpenOffice/4.1.2$Win32 OpenOffice.org_project/412m3$Build-9782</meta:generator>
    <meta:document-statistic meta:table-count="0" meta:image-count="0" meta:object-count="0" meta:page-count="8" meta:paragraph-count="161" meta:word-count="2492" meta:character-count="11858"/>
  </office:meta>
</office:document-meta>
</file>